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center" style:justify-single-word="false" style:writing-mode="rl-tb"/>
    </style:style>
    <style:style style:name="P3" style:family="paragraph" style:parent-style-name="Standard">
      <style:paragraph-properties fo:text-align="end" style:justify-single-word="false" style:writing-mode="rl-tb"/>
    </style:style>
    <style:style style:name="T1" style:family="text">
      <style:text-properties officeooo:rsid="0016bfe6"/>
    </style:style>
    <style:style style:name="T2" style:family="text">
      <style:text-properties officeooo:rsid="0018e2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بسه تعالی </text:p>
      <text:p text:style-name="P1">روند بازی : </text:p>
      <text:p text:style-name="P1">خب خب خب </text:p>
      <text:p text:style-name="P1">بالاخر رسیدم به این بخش از کار که بنظر من یکی از بخش های مهم کار ما است و باید زیاد بر روی تفکر و توجه شود. برای شروع کار باید یکم دانش در درباره این کار و کاری در حقیقت باید بکنیم داشته باشیم. <text:span text:style-name="T1">( ما در عین حال که داریم کتاب هنر بازی سازی را میخوانیم ). کتاب Game Design Workshop را هم خواهیم خاند که کلا 60 صفحه هست و بعد بر می گردیم سر کار و شروع می کنیم به انجام کارمون </text:span></text:p>
      <text:p text:style-name="P1"/>
      <text:p text:style-name="P1">خب قهرمان بازی ما کیست چه کسی هست که میخواد ما را نجات چه کسی در این فصل شخصیت اصلی است ؟ <text:line-break/></text:p>
      <text:p text:style-name="P1">در فصل قبلی و در سری قبلی ما اریو را به عنوان شخصیت اصلی داستان خودمان داشتیم اما الان باید قصیه یکم تفاوت کند… </text:p>
      <text:p text:style-name="P1"/>
      <text:p text:style-name="P1">نه بنظرم بهتر فعلا شخصیت اصلی داستان همان اریو باشد. و بس </text:p>
      <text:p text:style-name="P1"/>
      <text:p text:style-name="P1">پس زمینه اریو چیه ؟؟ </text:p>
      <text:p text:style-name="P1">او پسری است <text:span text:style-name="T2">15 ساله بود که به دنیایی اساطیری اورده شده و انجا با ابگینه شاهدخت پارت اشنا شد با فرخان سر دار دیلمان و با هزار دوست دیگر و بعد هم با نبردی خفن توانست نیرو های اهریمن را بکشد و جنگ هیرکانی را از سوختن نجات دهد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21:26:26.655036435</meta:creation-date>
    <dc:date>2025-12-04T08:14:05.904956058</dc:date>
    <meta:editing-duration>PT7M1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207" meta:character-count="909" meta:non-whitespace-character-count="701"/>
  </office:meta>
</office:document-meta>
</file>